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mily-generic="swiss"/>
    <style:font-face style:name="Calibri" svg:font-family="Calibri"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master-page-name="Standard">
      <style:paragraph-properties fo:margin-top="0in" fo:margin-bottom="0in" style:contextual-spacing="false" fo:text-align="start" style:justify-single-word="false" style:page-number="auto"/>
      <style:text-properties style:font-name="Georgia" officeooo:rsid="000a92c2" officeooo:paragraph-rsid="000a92c2"/>
    </style:style>
    <style:style style:name="P2" style:family="paragraph" style:parent-style-name="Standard">
      <style:paragraph-properties fo:margin-top="0in" fo:margin-bottom="0in" style:contextual-spacing="false" fo:text-align="start" style:justify-single-word="false"/>
      <style:text-properties style:font-name="Georgia" officeooo:rsid="000a92c2" officeooo:paragraph-rsid="000a92c2"/>
    </style:style>
    <style:style style:name="P3" style:family="paragraph" style:parent-style-name="Standard">
      <style:paragraph-properties fo:margin-top="0in" fo:margin-bottom="0in" style:contextual-spacing="false" fo:text-align="center" style:justify-single-word="false"/>
      <style:text-properties style:font-name="Georgia" officeooo:rsid="000aa087" officeooo:paragraph-rsid="000aa087"/>
    </style:style>
    <style:style style:name="P4" style:family="paragraph" style:parent-style-name="Standard">
      <style:paragraph-properties fo:margin-top="0in" fo:margin-bottom="0in" style:contextual-spacing="false" fo:text-align="start" style:justify-single-word="false"/>
      <style:text-properties style:font-name="Georgia" officeooo:rsid="000e7e9a" officeooo:paragraph-rsid="000e7e9a"/>
    </style:style>
    <style:style style:name="P5" style:family="paragraph" style:parent-style-name="Standard">
      <style:paragraph-properties fo:margin-top="0in" fo:margin-bottom="0in" style:contextual-spacing="false" fo:text-align="center" style:justify-single-word="false"/>
      <style:text-properties style:font-name="Georgia" officeooo:rsid="000e7e9a" officeooo:paragraph-rsid="000e7e9a"/>
    </style:style>
    <style:style style:name="P6" style:family="paragraph" style:parent-style-name="Standard">
      <style:paragraph-properties fo:margin-top="0in" fo:margin-bottom="0in" style:contextual-spacing="false" fo:text-align="start" style:justify-single-word="false" fo:break-before="page"/>
      <style:text-properties style:font-name="Georgia" officeooo:rsid="000e7e9a" officeooo:paragraph-rsid="000e7e9a"/>
    </style:style>
    <style:style style:name="T1" style:family="text">
      <style:text-properties officeooo:rsid="000aa087"/>
    </style:style>
    <style:style style:name="T2" style:family="text">
      <style:text-properties officeooo:rsid="000fdcc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ear <text:span text:style-name="T1">Nephew</text:span>,</text:p>
      <text:p text:style-name="P2"/>
      <text:p text:style-name="P2"><text:s text:c="5"/>It's been a while since we last spoke. Do you understand anything that has happened since that point in time? <text:span text:style-name="T1">Do you realize life has turned upside down one way or another? There are so many questions I have for you. So many things you don't understand yet. I'd say you've not been keeping an eye on things as you should be.</text:span></text:p>
      <text:p text:style-name="P2"><text:s text:c="5"/><text:span text:style-name="T1">Oh I could go into a list of things. Possibly even to the point where you wouldn't be sure anymore what would happen beyond it all.</text:span></text:p>
      <text:p text:style-name="P2"><text:s text:c="5"/><text:span text:style-name="T1">I'm not sure you're ready for such a list. We'll have to see at another time perhaps. Yes another time would be good. Maybe so much later you wouldn't know if it was day or night when we speak of such things.</text:span></text:p>
      <text:p text:style-name="P2"><text:s text:c="5"/><text:span text:style-name="T1">But that would be rude of me wouldn't it. Yes that would be wrong and I'm not the type to put those kinds of thoughts into your mind...well not yet. Someday in the future I might. But someday isn't here yet.</text:span></text:p>
      <text:p text:style-name="P2"><text:s text:c="5"/><text:span text:style-name="T1">So you'll have to suffer and wait to see how it all goes. Oh what a joyful day that will be when I do finally talk to you. It won't be with you...but it will be at you.</text:span></text:p>
      <text:p text:style-name="P2"><text:s text:c="5"/><text:span text:style-name="T1">Oh how you'll listen. You won't say a word, but you will listen to everything that is to be said and I will see how everything goes after that. If it goes well, I will continue on. If not? I will stop until you have had a better chance to understand and grasp all that is going on in your own life.</text:span></text:p>
      <text:p text:style-name="P2"/>
      <text:p text:style-name="P3">Sincerely,</text:p>
      <text:p text:style-name="P3">Uncle</text:p>
      <text:p text:style-name="P6">Dear Nephew,</text:p>
      <text:p text:style-name="P4"/>
      <text:p text:style-name="P4"><text:s text:c="5"/>I see you haven't given much thought to my last letter to you. What a shame. A waste if you will of my own breath. You haven't even begun to scratch the surface of what's going on in your life.</text:p>
      <text:p text:style-name="P4"><text:s text:c="5"/>Here you are at an age where you should be making good decisions in your life and you are not doing that which I have tried to tell you to do. Spending time with that girl. I don't think you even know her name! I do remember how you met her, it was in some club.</text:p>
      <text:p text:style-name="P4"><text:s text:c="5"/>The two of you were dancing in some evil manner. Certainly nothing I would have taught you. But you seemed to be enjoying yourself. <text:span text:style-name="T2">She did too.</text:span></text:p>
      <text:p text:style-name="P4"><text:s text:c="5"/><text:span text:style-name="T2">It didn't take long for the two of you to get cozy shall we call it? Yes, cozy seems to be a good word for it. So what did you do? You went and did the unthinkable. I bet if her parents could have seen what you two had done, they would have tossed you out on the street!</text:span></text:p>
      <text:p text:style-name="P4"/>
      <text:p text:style-name="P5">Sincerely,</text:p>
      <text:p text:style-name="P5">Unc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mily-generic="swiss"/>
    <style:font-face style:name="Calibri" svg:font-family="Calibri"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roid Sans Fallback"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style:contextual-spacing="false" fo:line-height="115%" fo:text-align="start" style:justify-single-word="false" fo:orphans="2" fo:widows="2" fo:hyphenation-ladder-count="no-limit" style:writing-mode="lr-tb"/>
      <style:text-properties fo:color="#00000a" style:font-name="Calibri" fo:font-family="Calibri" style:font-family-generic="roman" style:font-pitch="variable" fo:font-size="11pt" fo:language="en" fo:country="US" style:font-name-asian="SimSun" style:font-family-asian="SimSun"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language-complex="ar" style:country-complex="SA"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835in" style:contextual-spacing="false" fo:line-height="120%"/>
    </style:style>
    <style:style style:name="List" style:family="paragraph" style:parent-style-name="Text_20_body" style:default-outline-level="" style:class="list">
      <style:text-properties style:font-size-asian="12pt" style:font-name-complex="Mangal1" style:font-family-complex="Mangal" style:font-family-generic-complex="swiss"/>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Mangal1" style:font-family-complex="Mangal" style:font-family-generic-complex="swiss"/>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in" fo:page-height="7.9925in" style:num-format="1" style:print-orientation="portrait" fo:margin-top="0.1in" fo:margin-bottom="0.9in" fo:margin-left="0.7in" fo:margin-right="0.7in" style:writing-mode="lr-tb" style:layout-grid-color="#c0c0c0" style:layout-grid-lines="27" style:layout-grid-base-height="0.1665in" style:layout-grid-ruby-height="0.0835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0-22T16:39:00</meta:creation-date>
    <meta:initial-creator>kyle</meta:initial-creator>
    <dc:language>en-US</dc:language>
    <dc:creator>Kyle Eggleston</dc:creator>
    <dc:date>2015-06-23T17:17:01.217868876</dc:date>
    <meta:editing-cycles>9</meta:editing-cycles>
    <meta:editing-duration>PT14M4S</meta:editing-duration>
    <meta:generator>LibreOffice/4.2.8.2$Linux_X86_64 LibreOffice_project/420m0$Build-2</meta:generator>
    <meta:document-statistic meta:table-count="0" meta:image-count="0" meta:object-count="0" meta:page-count="2" meta:paragraph-count="16" meta:word-count="461" meta:character-count="2309" meta:non-whitespace-character-count="1814"/>
    <meta:template xlink:type="simple" xlink:actuate="onRequest" xlink:title="Normal.dotm" xlink:href=""/>
  </office:meta>
</office:document-meta>
</file>